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Bak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long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lov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rri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lessings</text:p>
          </table:table-cell>
          <table:table-cell/>
          <table:table-cell office:value-type="string" calcext:value-type="string">
            <text:p>Relatives</text:p>
          </table:table-cell>
          <table:table-cell office:value-type="string" calcext:value-type="string">
            <text:p>Relaxati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Relish</text:p>
          </table:table-cell>
          <table:table-cell office:value-type="string" calcext:value-type="string">
            <text:p>Reunions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Roastturkey</text:p>
          </table:table-cell>
          <table:table-cell office:value-type="string" calcext:value-type="string">
            <text:p>Rolls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Rutabaga</text:p>
          </table:table-cell>
          <table:table-cell/>
        </table:table-row>
        <table:table-row table:style-name="ro1">
          <table:table-cell office:value-type="string" calcext:value-type="string">
            <text:p>Candles</text:p>
          </table:table-cell>
          <table:table-cell/>
          <table:table-cell office:value-type="string" calcext:value-type="string">
            <text:p>Settlers</text:p>
          </table:table-cell>
          <table:table-cell office:value-type="string" calcext:value-type="string">
            <text:p>Sharing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pices</text:p>
          </table:table-cell>
          <table:table-cell office:value-type="string" calcext:value-type="string">
            <text:p>Squanto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Stuffing</text:p>
          </table:table-cell>
          <table:table-cell office:value-type="string" calcext:value-type="string">
            <text:p>Succotash</text:p>
          </table:table-cell>
          <table:table-cell office:value-type="string" calcext:value-type="string">
            <text:p>Sustenance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ynagogue</text:p>
          </table:table-cell>
        </table:table-row>
        <table:table-row table:style-name="ro1">
          <table:table-cell office:value-type="string" calcext:value-type="string">
            <text:p>Care</text:p>
          </table:table-cell>
          <table:table-cell/>
          <table:table-cell office:value-type="string" calcext:value-type="string">
            <text:p>Tradition(s)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Treaty</text:p>
          </table:table-cell>
          <table:table-cell office:value-type="string" calcext:value-type="string">
            <text:p>Trimmings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Turni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ve</text:p>
          </table:table-cell>
          <table:table-cell/>
          <table:table-cell office:value-type="string" calcext:value-type="string">
            <text:p>Viewpoint</text:p>
          </table:table-cell>
          <table:table-cell office:value-type="string" calcext:value-type="string">
            <text:p>Vi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sero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corati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-seat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icac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iciou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igh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Ea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ffor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ggb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bra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terta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mili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mili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mil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mish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the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nerati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Gath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ble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v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rv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ar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artla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lp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H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Icecre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mmigr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ianco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ia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igenou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elli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J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urneycak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yfu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rne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ss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tche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Ka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galfederalholi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Laugh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shedpotato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ssachuset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yfl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leagrisgallopavo(scientificnam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Maiz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twor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wWorl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NativeAmeric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vemb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tcrack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ca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ni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bservanc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a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ctureperfe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Pa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Quincep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flecti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fu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joi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lations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Rabb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tiat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u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ing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Sacr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an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anksgiv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urs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mturke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Tableset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nif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niq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nivers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nderstan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nill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geta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getari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ni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Vac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ss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att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elco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ldturkey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Warm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l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orkshirepud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Yam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es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ucchin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Zan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unda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Americ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Anxie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Appeti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/>Apple cider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e pie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preciation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oma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rangement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semble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utumn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uqu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oo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lebr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lebr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remon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erryp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ocol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ur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ov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llecti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loni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lon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f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anions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ers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operati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nme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nstal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nb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anberri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o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owd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n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ess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ess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ectati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vori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e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sti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pla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resi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ow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eedo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iedturke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iend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iends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izza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b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o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oseberryp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m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av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nbea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ceri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es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erit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ldinghand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li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mecom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mewa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nofplen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spital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stes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tchocol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ug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ym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vi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mori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cemeatp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is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xt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tme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lgrim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ant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entifu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umpud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umsau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ymouthColon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ymouthRo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ult(babyturkey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ay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id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i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ioriti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mpkinp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urita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in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rs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orshipers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D1:Sheet1.AK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09:21.284000000</meta:creation-date>
    <dc:date>2023-11-23T13:19:55.008000000</dc:date>
    <meta:editing-duration>PT10M35S</meta:editing-duration>
    <meta:editing-cycles>1</meta:editing-cycles>
    <meta:document-statistic meta:table-count="1" meta:cell-count="261" meta:object-count="0"/>
    <meta:generator>LibreOffice/7.6.2.1$Windows_X86_64 LibreOffice_project/56f7684011345957bbf33a7ee678afaf4d2ba333</meta:generator>
  </office:meta>
</office:document-meta>
</file>